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2247cf" officeooo:paragraph-rsid="002247cf"/>
    </style:style>
    <style:style style:name="P6" style:family="paragraph" style:parent-style-name="Standard">
      <style:text-properties officeooo:rsid="00227905" officeooo:paragraph-rsid="00227905"/>
    </style:style>
    <style:style style:name="P7" style:family="paragraph" style:parent-style-name="Standard">
      <style:text-properties officeooo:rsid="0020351d" officeooo:paragraph-rsid="0020351d"/>
    </style:style>
    <style:style style:name="P8" style:family="paragraph" style:parent-style-name="Standard">
      <style:text-properties officeooo:rsid="0026e7c9" officeooo:paragraph-rsid="0026e7c9"/>
    </style:style>
    <style:style style:name="P9" style:family="paragraph" style:parent-style-name="Standard">
      <style:text-properties officeooo:rsid="00271680" officeooo:paragraph-rsid="00271680"/>
    </style:style>
    <style:style style:name="P10" style:family="paragraph" style:parent-style-name="Standard">
      <style:text-properties officeooo:rsid="00278a20" officeooo:paragraph-rsid="00278a20"/>
    </style:style>
    <style:style style:name="P11" style:family="paragraph" style:parent-style-name="Standard">
      <style:text-properties officeooo:rsid="0027a8d5" officeooo:paragraph-rsid="0027a8d5"/>
    </style:style>
    <style:style style:name="P12" style:family="paragraph" style:parent-style-name="Standard">
      <style:text-properties officeooo:rsid="0029a2eb" officeooo:paragraph-rsid="0029a2eb"/>
    </style:style>
    <style:style style:name="P13" style:family="paragraph" style:parent-style-name="Standard">
      <style:text-properties officeooo:rsid="002a33e8" officeooo:paragraph-rsid="002a33e8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5">GM Intrusion – Wtrącenie MG</text:p>
      <text:p text:style-name="P6">Might – Moc</text:p>
      <text:p text:style-name="P6">Speed- Szybkość</text:p>
      <text:p text:style-name="P6">Intelect – Intelekt</text:p>
      <text:p text:style-name="P6">Edge – Skupienie</text:p>
      <text:p text:style-name="P6">Type – Typ\</text:p>
      <text:p text:style-name="P6">Descriptor – Deskryptor</text:p>
      <text:p text:style-name="P6">Focus – Specjalizacja</text:p>
      <text:p text:style-name="P9">character arc – cel postaci</text:p>
      <text:p text:style-name="P9">character benefit – korzyść postaci</text:p>
      <text:p text:style-name="P10">recovery rolls - rzuty na odzyskiwanie zdrowia</text:p>
      <text:p text:style-name="P11">Flavors – <text:span text:style-name="T2">Posmaki</text:span></text:p>
      <text:p text:style-name="P12">Player intrusion – Wtrącenie gracza</text:p>
      <text:p text:style-name="P13">defence task – akcja obronna</text:p>
      <text:p text:style-name="P13">Might Defense: Obrona Mocy</text:p>
      <text:p text:style-name="P13">Speed Defence: Obrona Szybkości</text:p>
      <text:p text:style-name="P13">Intellect Defense: Obrona Intelektu</text:p>
      <text:p text:style-name="P4"/>
      <text:p text:style-name="P7">Onslaught (Adept) – Blast</text:p>
      <text:p text:style-name="P8">Concussion (Adept) – Wybuch</text:p>
      <text:p text:style-name="P8"/>
      <text:p text:style-name="P10">rugged – dziki</text:p>
      <text:p text:style-name="P10">charming – czarujący</text:p>
      <text:p text:style-name="P10"/>
      <text:p text:style-name="P10">Explorer- Poszukiwacz </text:p>
      <text:p text:style-name="P10">Focuses Mind Over Matter – Stawia Umysł Ponad Materią</text:p>
      <text:p text:style-name="P8"/>
      <text:p text:style-name="P4"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27T08:52:55.357000000</dc:date>
    <meta:editing-duration>PT1H7M27S</meta:editing-duration>
    <meta:editing-cycles>1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6" meta:word-count="110" meta:character-count="843" meta:non-whitespace-character-count="735"/>
  </office:meta>
</office:document-meta>
</file>